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Charts are a basic object to visualize data points.</text:p><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5" text:continue-numbering="true" text:continue-list="list_Chart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art6" text:continue-numbering="true" text:continue-list="list_Chart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art7" text:continue-numbering="true" text:continue-list="list_Chart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art8" text:continue-numbering="true" text:continue-list="list_Chart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art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art10" text:continue-numbering="true" text:continue-list="list_Char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art11" text:continue-numbering="true" text:continue-list="list_Chart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art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art13" text:continue-numbering="true" text:continue-list="list_Char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art14" text:continue-numbering="true" text:continue-list="list_Chart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art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art16" text:continue-numbering="true" text:continue-list="list_Char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art17" text:continue-numbering="true" text:continue-list="list_Chart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art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art19" text:continue-numbering="true" text:continue-list="list_Chart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20" text:continue-numbering="true" text:continue-list="list_Chart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1" text:continue-numbering="true" text:continue-list="list_Chart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art22" text:continue-numbering="true" text:continue-list="list_Chart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art23" text:continue-numbering="true" text:continue-list="list_Chart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art24" text:continue-numbering="true" text:continue-list="list_Chart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art25" text:continue-numbering="true" text:continue-list="list_Chart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art26" text:continue-numbering="true" text:continue-list="list_Chart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art27" text:continue-numbering="true" text:continue-list="list_Chart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art28" text:continue-numbering="true" text:continue-list="list_Chart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art29" text:continue-numbering="true" text:continue-list="list_Chart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art30" text:continue-numbering="true" text:continue-list="list_Chart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art31" text:continue-numbering="true" text:continue-list="list_Chart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art32" text:continue-numbering="true" text:continue-list="list_Chart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art33" text:continue-numbering="true" text:continue-list="list_Chart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hart34" text:continue-numbering="true" text:continue-list="list_Chart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art35" text:continue-numbering="true" text:continue-list="list_Chart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art36" text:continue-numbering="true" text:continue-list="list_Chart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art37" text:continue-numbering="true" text:continue-list="list_Chart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art38" text:continue-numbering="true" text:continue-list="list_Chart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art39" text:continue-numbering="true" text:continue-list="list_Chart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art40" text:continue-numbering="true" text:continue-list="list_Chart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art41" text:continue-numbering="true" text:continue-list="list_Chart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art42" text:continue-numbering="true" text:continue-list="list_Chart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art43" text:continue-numbering="true" text:continue-list="list_Chart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art44" text:continue-numbering="true" text:continue-list="list_Chart4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art4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art46" text:continue-numbering="true" text:continue-list="list_Chart4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art4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48" text:continue-numbering="true" text:continue-list="list_Chart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art49" text:continue-numbering="true" text:continue-list="list_Chart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art50" text:continue-numbering="true" text:continue-list="list_Chart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art51" text:continue-numbering="true" text:continue-list="list_Chart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art52" text:continue-numbering="true" text:continue-list="list_Chart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art53" text:continue-numbering="true" text:continue-list="list_Chart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54" text:continue-numbering="true" text:continue-list="list_Chart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art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56" text:continue-numbering="true" text:continue-list="list_Chart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art57" text:continue-numbering="true" text:continue-list="list_Chart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art58" text:continue-numbering="true" text:continue-list="list_Chart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5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